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cccccc" draw:textarea-horizontal-align="justify" draw:textarea-vertical-align="middle" draw:auto-grow-height="false" fo:min-height="1.672cm" fo:min-width="2.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666666" draw:fill="gradient" draw:fill-color="#cccccc" draw:fill-gradient-name="Pastel_20_Bouquet" draw:textarea-horizontal-align="justify" draw:textarea-vertical-align="middle" draw:auto-grow-height="false" fo:min-height="1.672cm" fo:min-width="2.72cm"/>
    </style:style>
    <style:style style:name="gr6" style:family="graphic" style:parent-style-name="standard">
      <style:graphic-properties svg:stroke-color="#666666" draw:fill="gradient" draw:fill-color="#cccccc" draw:fill-gradient-name="Gradient_20_453" draw:textarea-horizontal-align="justify" draw:textarea-vertical-align="middle" draw:auto-grow-height="false" fo:min-height="1.672cm" fo:min-width="2.72cm"/>
    </style:style>
    <style:style style:name="gr7" style:family="graphic" style:parent-style-name="standard">
      <style:graphic-properties svg:stroke-color="#666666" draw:fill="gradient" draw:fill-color="#cccccc" draw:fill-gradient-name="Gradient_20_456" draw:textarea-horizontal-align="justify" draw:textarea-vertical-align="middle" draw:auto-grow-height="false" fo:min-height="1.672cm" fo:min-width="2.72cm"/>
    </style:style>
    <style:style style:name="gr8" style:family="graphic" style:parent-style-name="standard">
      <style:graphic-properties svg:stroke-color="#666666" draw:fill="gradient" draw:fill-color="#cccccc" draw:fill-gradient-name="Gradient_20_457" draw:textarea-horizontal-align="justify" draw:textarea-vertical-align="middle" draw:auto-grow-height="false" fo:min-height="1.672cm" fo:min-width="2.72cm"/>
    </style:style>
    <style:style style:name="gr9" style:family="graphic" style:parent-style-name="standard">
      <style:graphic-properties svg:stroke-color="#666666" draw:fill="gradient" draw:fill-color="#cccccc" draw:fill-gradient-name="Gradient_20_458" draw:textarea-horizontal-align="justify" draw:textarea-vertical-align="middle" draw:auto-grow-height="false" fo:min-height="1.672cm" fo:min-width="2.7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cccccc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5pt"/>
    </style:style>
    <style:style style:name="P6" style:family="paragraph">
      <loext:graphic-properties draw:fill="gradient" draw:fill-color="#cccccc" draw:fill-gradient-name="Pastel_20_Bouquet"/>
      <style:paragraph-properties fo:text-align="center"/>
      <style:text-properties fo:font-size="15pt"/>
    </style:style>
    <style:style style:name="P7" style:family="paragraph">
      <loext:graphic-properties draw:fill="gradient" draw:fill-color="#cccccc" draw:fill-gradient-name="Gradient_20_453"/>
      <style:paragraph-properties fo:text-align="center"/>
      <style:text-properties fo:font-size="15pt"/>
    </style:style>
    <style:style style:name="P8" style:family="paragraph">
      <loext:graphic-properties draw:fill="gradient" draw:fill-color="#cccccc" draw:fill-gradient-name="Gradient_20_456"/>
      <style:paragraph-properties fo:text-align="center"/>
      <style:text-properties fo:font-size="15pt"/>
    </style:style>
    <style:style style:name="P9" style:family="paragraph">
      <loext:graphic-properties draw:fill="gradient" draw:fill-color="#cccccc" draw:fill-gradient-name="Gradient_20_457"/>
      <style:paragraph-properties fo:text-align="center"/>
      <style:text-properties fo:font-size="15pt"/>
    </style:style>
    <style:style style:name="P10" style:family="paragraph">
      <loext:graphic-properties draw:fill="gradient" draw:fill-color="#cccccc" draw:fill-gradient-name="Gradient_20_458"/>
      <style:paragraph-properties fo:text-align="center"/>
      <style:text-properties fo:font-size="15pt"/>
    </style:style>
    <style:style style:name="P11" style:family="paragraph">
      <loext:graphic-properties draw:fill="none"/>
      <style:paragraph-properties fo:text-align="center"/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6cm" svg:height="2.561cm" svg:x="4.401cm" svg:y="9.632cm">
          <text:p text:style-name="P1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" draw:text-style-name="P2" xml:id="id1" draw:id="id1" draw:layer="layout" svg:width="3.86cm" svg:height="2.561cm" svg:x="17.399cm" svg:y="4.906cm">
            <text:p text:style-name="P1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2" xml:id="id2" draw:id="id2" draw:layer="layout" svg:width="3.86cm" svg:height="2.561cm" svg:x="12.398cm" svg:y="9.632cm">
            <text:p text:style-name="P1">redis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2" xml:id="id3" draw:id="id3" draw:layer="layout" svg:width="3.86cm" svg:height="2.561cm" svg:x="17.401cm" svg:y="9.632cm">
            <text:p text:style-name="P1">rng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2" xml:id="id4" draw:id="id4" draw:layer="layout" svg:width="3.86cm" svg:height="2.561cm" svg:x="22.4cm" svg:y="9.632cm">
            <text:p text:style-name="P1">hash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" draw:text-style-name="P3" draw:layer="layout" draw:type="line" svg:x1="19.009cm" svg:y1="7.467cm" svg:x2="14.008cm" svg:y2="10.272cm" draw:start-shape="id1" draw:start-glue-point="7" draw:end-shape="id2" draw:end-glue-point="5" svg:d="M19009 7467l-5001 2805" svg:viewBox="0 0 5002 2806">
            <text:p/>
          </draw:connector>
          <draw:connector draw:style-name="gr2" draw:text-style-name="P3" draw:layer="layout" draw:type="line" svg:x1="19.009cm" svg:y1="7.467cm" svg:x2="19.011cm" svg:y2="10.272cm" draw:start-shape="id1" draw:start-glue-point="7" draw:end-shape="id3" draw:end-glue-point="5" svg:d="M19009 7467l2 2805" svg:viewBox="0 0 3 2806">
            <text:p/>
          </draw:connector>
          <draw:connector draw:style-name="gr2" draw:text-style-name="P3" draw:layer="layout" draw:type="line" svg:x1="19.009cm" svg:y1="7.467cm" svg:x2="24.01cm" svg:y2="10.272cm" draw:start-shape="id1" draw:start-glue-point="7" draw:end-shape="id4" draw:end-glue-point="5" svg:d="M19009 7467l5001 2805" svg:viewBox="0 0 5002 2806">
            <text:p/>
          </draw:connector>
        </draw:g>
        <draw:connector draw:style-name="gr2" draw:text-style-name="P3" draw:layer="layout" draw:type="line" svg:x1="7.621cm" svg:y1="11.233cm" svg:x2="12.398cm" svg:y2="11.233cm" draw:start-shape="id5" draw:start-glue-point="8" draw:end-shape="id2" draw:end-glue-point="6" svg:d="M7621 11233h4777" svg:viewBox="0 0 4778 1">
          <text:p/>
        </draw:connector>
        <draw:line draw:style-name="gr3" draw:text-style-name="P3" draw:layer="layout" svg:x1="10.283cm" svg:y1="4.005cm" svg:x2="10.283cm" svg:y2="15.009cm">
          <text:p/>
        </draw:line>
        <draw:frame draw:style-name="gr4" draw:text-style-name="P4" draw:layer="layout" svg:width="1.984cm" svg:height="0.962cm" svg:x="4.946cm" svg:y="13.771cm">
          <draw:text-box>
            <text:p>Front</text:p>
          </draw:text-box>
        </draw:frame>
        <draw:frame draw:style-name="gr4" draw:text-style-name="P4" draw:layer="layout" svg:width="1.912cm" svg:height="0.962cm" svg:x="18.346cm" svg:y="13.771cm">
          <draw:text-box>
            <text:p>Back</text:p>
          </draw:text-box>
        </draw:frame>
      </draw:page>
      <draw:page draw:name="page2" draw:style-name="dp1" draw:master-page-name="Default">
        <draw:custom-shape draw:style-name="gr5" draw:text-style-name="P6" xml:id="id10" draw:id="id10" draw:layer="layout" svg:width="3.86cm" svg:height="2.561cm" svg:x="4.402cm" svg:y="9.632cm">
          <text:p text:style-name="P5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6" draw:text-style-name="P7" xml:id="id6" draw:id="id6" draw:layer="layout" svg:width="3.86cm" svg:height="2.561cm" svg:x="17.4cm" svg:y="4.906cm">
            <text:p text:style-name="P5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8" xml:id="id7" draw:id="id7" draw:layer="layout" svg:width="3.86cm" svg:height="2.561cm" svg:x="12.399cm" svg:y="9.632cm">
            <text:p text:style-name="P5">redis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9" xml:id="id8" draw:id="id8" draw:layer="layout" svg:width="3.86cm" svg:height="2.561cm" svg:x="17.402cm" svg:y="9.632cm">
            <text:p text:style-name="P5">rng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10" xml:id="id9" draw:id="id9" draw:layer="layout" svg:width="3.86cm" svg:height="2.561cm" svg:x="22.401cm" svg:y="9.632cm">
            <text:p text:style-name="P5">hash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" draw:text-style-name="P11" draw:layer="layout" draw:type="line" svg:x1="19.01cm" svg:y1="7.467cm" svg:x2="14.009cm" svg:y2="10.272cm" draw:start-shape="id6" draw:start-glue-point="7" draw:end-shape="id7" draw:end-glue-point="5" svg:d="M19010 7467l-5001 2805" svg:viewBox="0 0 5002 2806">
            <text:p/>
          </draw:connector>
          <draw:connector draw:style-name="gr2" draw:text-style-name="P11" draw:layer="layout" draw:type="line" svg:x1="19.01cm" svg:y1="7.467cm" svg:x2="19.012cm" svg:y2="10.272cm" draw:start-shape="id6" draw:start-glue-point="7" draw:end-shape="id8" draw:end-glue-point="5" svg:d="M19010 7467l2 2805" svg:viewBox="0 0 3 2806">
            <text:p/>
          </draw:connector>
          <draw:connector draw:style-name="gr2" draw:text-style-name="P11" draw:layer="layout" draw:type="line" svg:x1="19.01cm" svg:y1="7.467cm" svg:x2="24.011cm" svg:y2="10.272cm" draw:start-shape="id6" draw:start-glue-point="7" draw:end-shape="id9" draw:end-glue-point="5" svg:d="M19010 7467l5001 2805" svg:viewBox="0 0 5002 2806">
            <text:p/>
          </draw:connector>
        </draw:g>
        <draw:connector draw:style-name="gr2" draw:text-style-name="P11" draw:layer="layout" draw:type="line" svg:x1="7.622cm" svg:y1="11.233cm" svg:x2="12.399cm" svg:y2="11.233cm" draw:start-shape="id10" draw:start-glue-point="8" draw:end-shape="id7" draw:end-glue-point="6" svg:d="M7622 11233h4777" svg:viewBox="0 0 4778 1">
          <text:p/>
        </draw:connector>
        <draw:line draw:style-name="gr3" draw:text-style-name="P3" draw:layer="layout" svg:x1="10.284cm" svg:y1="4.005cm" svg:x2="10.284cm" svg:y2="15.009cm">
          <text:p/>
        </draw:line>
        <draw:frame draw:style-name="gr4" draw:text-style-name="P4" draw:layer="layout" svg:width="1.984cm" svg:height="0.962cm" svg:x="4.947cm" svg:y="13.771cm">
          <draw:text-box>
            <text:p>Front</text:p>
          </draw:text-box>
        </draw:frame>
        <draw:frame draw:style-name="gr4" draw:text-style-name="P4" draw:layer="layout" svg:width="1.912cm" svg:height="0.962cm" svg:x="18.347cm" svg:y="13.771cm">
          <draw:text-box>
            <text:p>B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2" draw:display-name="Gradient 102" draw:style="linear" draw:start-color="#dde8cb" draw:end-color="#ffd7d7" draw:start-intensity="100%" draw:end-intensity="100%" draw:angle="130" draw:border="0%"/>
    <draw:gradient draw:name="Gradient_20_103" draw:display-name="Gradient 103" draw:style="linear" draw:start-color="#dde8cb" draw:end-color="#ffd7d7" draw:start-intensity="100%" draw:end-intensity="100%" draw:angle="130" draw:border="0%"/>
    <draw:gradient draw:name="Gradient_20_104" draw:display-name="Gradient 104" draw:style="linear" draw:start-color="#dde8cb" draw:end-color="#ffd7d7" draw:start-intensity="100%" draw:end-intensity="100%" draw:angle="130" draw:border="0%"/>
    <draw:gradient draw:name="Gradient_20_105" draw:display-name="Gradient 105" draw:style="linear" draw:start-color="#dde8cb" draw:end-color="#ffd7d7" draw:start-intensity="100%" draw:end-intensity="100%" draw:angle="120" draw:border="0%"/>
    <draw:gradient draw:name="Gradient_20_108" draw:display-name="Gradient 108" draw:style="linear" draw:start-color="#dde8cb" draw:end-color="#ffd7d7" draw:start-intensity="100%" draw:end-intensity="100%" draw:angle="120" draw:border="0%"/>
    <draw:gradient draw:name="Gradient_20_109" draw:display-name="Gradient 109" draw:style="linear" draw:start-color="#dde8cb" draw:end-color="#ffd7d7" draw:start-intensity="100%" draw:end-intensity="100%" draw:angle="120" draw:border="0%"/>
    <draw:gradient draw:name="Gradient_20_110" draw:display-name="Gradient 110" draw:style="linear" draw:start-color="#dde8cb" draw:end-color="#ffd7d7" draw:start-intensity="100%" draw:end-intensity="100%" draw:angle="120" draw:border="0%"/>
    <draw:gradient draw:name="Gradient_20_111" draw:display-name="Gradient 111" draw:style="linear" draw:start-color="#dde8cb" draw:end-color="#ffd7d7" draw:start-intensity="100%" draw:end-intensity="100%" draw:angle="110" draw:border="0%"/>
    <draw:gradient draw:name="Gradient_20_114" draw:display-name="Gradient 114" draw:style="linear" draw:start-color="#dde8cb" draw:end-color="#ffd7d7" draw:start-intensity="100%" draw:end-intensity="100%" draw:angle="110" draw:border="0%"/>
    <draw:gradient draw:name="Gradient_20_115" draw:display-name="Gradient 115" draw:style="linear" draw:start-color="#dde8cb" draw:end-color="#ffd7d7" draw:start-intensity="100%" draw:end-intensity="100%" draw:angle="110" draw:border="0%"/>
    <draw:gradient draw:name="Gradient_20_116" draw:display-name="Gradient 116" draw:style="linear" draw:start-color="#dde8cb" draw:end-color="#ffd7d7" draw:start-intensity="100%" draw:end-intensity="100%" draw:angle="110" draw:border="0%"/>
    <draw:gradient draw:name="Gradient_20_117" draw:display-name="Gradient 117" draw:style="linear" draw:start-color="#dde8cb" draw:end-color="#ffd7d7" draw:start-intensity="100%" draw:end-intensity="100%" draw:angle="100" draw:border="0%"/>
    <draw:gradient draw:name="Gradient_20_12" draw:display-name="Gradient 12" draw:style="linear" draw:start-color="#dde8cb" draw:end-color="#ffd7d7" draw:start-intensity="100%" draw:end-intensity="100%" draw:angle="280" draw:border="0%"/>
    <draw:gradient draw:name="Gradient_20_120" draw:display-name="Gradient 120" draw:style="linear" draw:start-color="#dde8cb" draw:end-color="#ffd7d7" draw:start-intensity="100%" draw:end-intensity="100%" draw:angle="100" draw:border="0%"/>
    <draw:gradient draw:name="Gradient_20_121" draw:display-name="Gradient 121" draw:style="linear" draw:start-color="#dde8cb" draw:end-color="#ffd7d7" draw:start-intensity="100%" draw:end-intensity="100%" draw:angle="100" draw:border="0%"/>
    <draw:gradient draw:name="Gradient_20_122" draw:display-name="Gradient 122" draw:style="linear" draw:start-color="#dde8cb" draw:end-color="#ffd7d7" draw:start-intensity="100%" draw:end-intensity="100%" draw:angle="100" draw:border="0%"/>
    <draw:gradient draw:name="Gradient_20_123" draw:display-name="Gradient 123" draw:style="linear" draw:start-color="#dde8cb" draw:end-color="#ffd7d7" draw:start-intensity="100%" draw:end-intensity="100%" draw:angle="90" draw:border="0%"/>
    <draw:gradient draw:name="Gradient_20_126" draw:display-name="Gradient 126" draw:style="linear" draw:start-color="#dde8cb" draw:end-color="#ffd7d7" draw:start-intensity="100%" draw:end-intensity="100%" draw:angle="90" draw:border="0%"/>
    <draw:gradient draw:name="Gradient_20_127" draw:display-name="Gradient 127" draw:style="linear" draw:start-color="#dde8cb" draw:end-color="#ffd7d7" draw:start-intensity="100%" draw:end-intensity="100%" draw:angle="90" draw:border="0%"/>
    <draw:gradient draw:name="Gradient_20_128" draw:display-name="Gradient 128" draw:style="linear" draw:start-color="#dde8cb" draw:end-color="#ffd7d7" draw:start-intensity="100%" draw:end-intensity="100%" draw:angle="90" draw:border="0%"/>
    <draw:gradient draw:name="Gradient_20_129" draw:display-name="Gradient 129" draw:style="linear" draw:start-color="#dde8cb" draw:end-color="#ffd7d7" draw:start-intensity="100%" draw:end-intensity="100%" draw:angle="80" draw:border="0%"/>
    <draw:gradient draw:name="Gradient_20_13" draw:display-name="Gradient 13" draw:style="linear" draw:start-color="#dde8cb" draw:end-color="#ffd7d7" draw:start-intensity="100%" draw:end-intensity="100%" draw:angle="280" draw:border="0%"/>
    <draw:gradient draw:name="Gradient_20_132" draw:display-name="Gradient 132" draw:style="linear" draw:start-color="#dde8cb" draw:end-color="#ffd7d7" draw:start-intensity="100%" draw:end-intensity="100%" draw:angle="80" draw:border="0%"/>
    <draw:gradient draw:name="Gradient_20_133" draw:display-name="Gradient 133" draw:style="linear" draw:start-color="#dde8cb" draw:end-color="#ffd7d7" draw:start-intensity="100%" draw:end-intensity="100%" draw:angle="80" draw:border="0%"/>
    <draw:gradient draw:name="Gradient_20_134" draw:display-name="Gradient 134" draw:style="linear" draw:start-color="#dde8cb" draw:end-color="#ffd7d7" draw:start-intensity="100%" draw:end-intensity="100%" draw:angle="80" draw:border="0%"/>
    <draw:gradient draw:name="Gradient_20_135" draw:display-name="Gradient 135" draw:style="linear" draw:start-color="#dde8cb" draw:end-color="#ffd7d7" draw:start-intensity="100%" draw:end-intensity="100%" draw:angle="70" draw:border="0%"/>
    <draw:gradient draw:name="Gradient_20_138" draw:display-name="Gradient 138" draw:style="linear" draw:start-color="#dde8cb" draw:end-color="#ffd7d7" draw:start-intensity="100%" draw:end-intensity="100%" draw:angle="70" draw:border="0%"/>
    <draw:gradient draw:name="Gradient_20_139" draw:display-name="Gradient 139" draw:style="linear" draw:start-color="#dde8cb" draw:end-color="#ffd7d7" draw:start-intensity="100%" draw:end-intensity="100%" draw:angle="70" draw:border="0%"/>
    <draw:gradient draw:name="Gradient_20_14" draw:display-name="Gradient 14" draw:style="linear" draw:start-color="#dde8cb" draw:end-color="#ffd7d7" draw:start-intensity="100%" draw:end-intensity="100%" draw:angle="280" draw:border="0%"/>
    <draw:gradient draw:name="Gradient_20_140" draw:display-name="Gradient 140" draw:style="linear" draw:start-color="#dde8cb" draw:end-color="#ffd7d7" draw:start-intensity="100%" draw:end-intensity="100%" draw:angle="70" draw:border="0%"/>
    <draw:gradient draw:name="Gradient_20_141" draw:display-name="Gradient 141" draw:style="linear" draw:start-color="#dde8cb" draw:end-color="#ffd7d7" draw:start-intensity="100%" draw:end-intensity="100%" draw:angle="60" draw:border="0%"/>
    <draw:gradient draw:name="Gradient_20_144" draw:display-name="Gradient 144" draw:style="linear" draw:start-color="#dde8cb" draw:end-color="#ffd7d7" draw:start-intensity="100%" draw:end-intensity="100%" draw:angle="60" draw:border="0%"/>
    <draw:gradient draw:name="Gradient_20_145" draw:display-name="Gradient 145" draw:style="linear" draw:start-color="#dde8cb" draw:end-color="#ffd7d7" draw:start-intensity="100%" draw:end-intensity="100%" draw:angle="60" draw:border="0%"/>
    <draw:gradient draw:name="Gradient_20_146" draw:display-name="Gradient 146" draw:style="linear" draw:start-color="#dde8cb" draw:end-color="#ffd7d7" draw:start-intensity="100%" draw:end-intensity="100%" draw:angle="60" draw:border="0%"/>
    <draw:gradient draw:name="Gradient_20_147" draw:display-name="Gradient 147" draw:style="linear" draw:start-color="#dde8cb" draw:end-color="#ffd7d7" draw:start-intensity="100%" draw:end-intensity="100%" draw:angle="50" draw:border="0%"/>
    <draw:gradient draw:name="Gradient_20_15" draw:display-name="Gradient 15" draw:style="linear" draw:start-color="#dde8cb" draw:end-color="#ffd7d7" draw:start-intensity="100%" draw:end-intensity="100%" draw:angle="270" draw:border="0%"/>
    <draw:gradient draw:name="Gradient_20_150" draw:display-name="Gradient 150" draw:style="linear" draw:start-color="#dde8cb" draw:end-color="#ffd7d7" draw:start-intensity="100%" draw:end-intensity="100%" draw:angle="50" draw:border="0%"/>
    <draw:gradient draw:name="Gradient_20_151" draw:display-name="Gradient 151" draw:style="linear" draw:start-color="#dde8cb" draw:end-color="#ffd7d7" draw:start-intensity="100%" draw:end-intensity="100%" draw:angle="50" draw:border="0%"/>
    <draw:gradient draw:name="Gradient_20_152" draw:display-name="Gradient 152" draw:style="linear" draw:start-color="#dde8cb" draw:end-color="#ffd7d7" draw:start-intensity="100%" draw:end-intensity="100%" draw:angle="50" draw:border="0%"/>
    <draw:gradient draw:name="Gradient_20_153" draw:display-name="Gradient 153" draw:style="linear" draw:start-color="#dde8cb" draw:end-color="#ffd7d7" draw:start-intensity="100%" draw:end-intensity="100%" draw:angle="40" draw:border="0%"/>
    <draw:gradient draw:name="Gradient_20_156" draw:display-name="Gradient 156" draw:style="linear" draw:start-color="#dde8cb" draw:end-color="#ffd7d7" draw:start-intensity="100%" draw:end-intensity="100%" draw:angle="40" draw:border="0%"/>
    <draw:gradient draw:name="Gradient_20_157" draw:display-name="Gradient 157" draw:style="linear" draw:start-color="#dde8cb" draw:end-color="#ffd7d7" draw:start-intensity="100%" draw:end-intensity="100%" draw:angle="40" draw:border="0%"/>
    <draw:gradient draw:name="Gradient_20_158" draw:display-name="Gradient 158" draw:style="linear" draw:start-color="#dde8cb" draw:end-color="#ffd7d7" draw:start-intensity="100%" draw:end-intensity="100%" draw:angle="40" draw:border="0%"/>
    <draw:gradient draw:name="Gradient_20_159" draw:display-name="Gradient 159" draw:style="linear" draw:start-color="#dde8cb" draw:end-color="#ffd7d7" draw:start-intensity="100%" draw:end-intensity="100%" draw:angle="30" draw:border="0%"/>
    <draw:gradient draw:name="Gradient_20_162" draw:display-name="Gradient 162" draw:style="linear" draw:start-color="#dde8cb" draw:end-color="#ffd7d7" draw:start-intensity="100%" draw:end-intensity="100%" draw:angle="30" draw:border="0%"/>
    <draw:gradient draw:name="Gradient_20_163" draw:display-name="Gradient 163" draw:style="linear" draw:start-color="#dde8cb" draw:end-color="#ffd7d7" draw:start-intensity="100%" draw:end-intensity="100%" draw:angle="30" draw:border="0%"/>
    <draw:gradient draw:name="Gradient_20_164" draw:display-name="Gradient 164" draw:style="linear" draw:start-color="#dde8cb" draw:end-color="#ffd7d7" draw:start-intensity="100%" draw:end-intensity="100%" draw:angle="30" draw:border="0%"/>
    <draw:gradient draw:name="Gradient_20_165" draw:display-name="Gradient 165" draw:style="linear" draw:start-color="#dde8cb" draw:end-color="#ffd7d7" draw:start-intensity="100%" draw:end-intensity="100%" draw:angle="20" draw:border="0%"/>
    <draw:gradient draw:name="Gradient_20_168" draw:display-name="Gradient 168" draw:style="linear" draw:start-color="#dde8cb" draw:end-color="#ffd7d7" draw:start-intensity="100%" draw:end-intensity="100%" draw:angle="20" draw:border="0%"/>
    <draw:gradient draw:name="Gradient_20_169" draw:display-name="Gradient 169" draw:style="linear" draw:start-color="#dde8cb" draw:end-color="#ffd7d7" draw:start-intensity="100%" draw:end-intensity="100%" draw:angle="20" draw:border="0%"/>
    <draw:gradient draw:name="Gradient_20_170" draw:display-name="Gradient 170" draw:style="linear" draw:start-color="#dde8cb" draw:end-color="#ffd7d7" draw:start-intensity="100%" draw:end-intensity="100%" draw:angle="20" draw:border="0%"/>
    <draw:gradient draw:name="Gradient_20_171" draw:display-name="Gradient 171" draw:style="linear" draw:start-color="#dde8cb" draw:end-color="#ffd7d7" draw:start-intensity="100%" draw:end-intensity="100%" draw:angle="10" draw:border="0%"/>
    <draw:gradient draw:name="Gradient_20_174" draw:display-name="Gradient 174" draw:style="linear" draw:start-color="#dde8cb" draw:end-color="#ffd7d7" draw:start-intensity="100%" draw:end-intensity="100%" draw:angle="10" draw:border="0%"/>
    <draw:gradient draw:name="Gradient_20_175" draw:display-name="Gradient 175" draw:style="linear" draw:start-color="#dde8cb" draw:end-color="#ffd7d7" draw:start-intensity="100%" draw:end-intensity="100%" draw:angle="10" draw:border="0%"/>
    <draw:gradient draw:name="Gradient_20_176" draw:display-name="Gradient 176" draw:style="linear" draw:start-color="#dde8cb" draw:end-color="#ffd7d7" draw:start-intensity="100%" draw:end-intensity="100%" draw:angle="10" draw:border="0%"/>
    <draw:gradient draw:name="Gradient_20_177" draw:display-name="Gradient 177" draw:style="linear" draw:start-color="#dde8cb" draw:end-color="#ffd7d7" draw:start-intensity="100%" draw:end-intensity="100%" draw:angle="0" draw:border="0%"/>
    <draw:gradient draw:name="Gradient_20_18" draw:display-name="Gradient 18" draw:style="linear" draw:start-color="#dde8cb" draw:end-color="#ffd7d7" draw:start-intensity="100%" draw:end-intensity="100%" draw:angle="270" draw:border="0%"/>
    <draw:gradient draw:name="Gradient_20_180" draw:display-name="Gradient 180" draw:style="linear" draw:start-color="#dde8cb" draw:end-color="#ffd7d7" draw:start-intensity="100%" draw:end-intensity="100%" draw:angle="0" draw:border="0%"/>
    <draw:gradient draw:name="Gradient_20_181" draw:display-name="Gradient 181" draw:style="linear" draw:start-color="#dde8cb" draw:end-color="#ffd7d7" draw:start-intensity="100%" draw:end-intensity="100%" draw:angle="0" draw:border="0%"/>
    <draw:gradient draw:name="Gradient_20_182" draw:display-name="Gradient 182" draw:style="linear" draw:start-color="#dde8cb" draw:end-color="#ffd7d7" draw:start-intensity="100%" draw:end-intensity="100%" draw:angle="0" draw:border="0%"/>
    <draw:gradient draw:name="Gradient_20_183" draw:display-name="Gradient 183" draw:style="linear" draw:start-color="#dde8cb" draw:end-color="#ffd7d7" draw:start-intensity="100%" draw:end-intensity="100%" draw:angle="10" draw:border="0%"/>
    <draw:gradient draw:name="Gradient_20_186" draw:display-name="Gradient 186" draw:style="linear" draw:start-color="#dde8cb" draw:end-color="#ffd7d7" draw:start-intensity="100%" draw:end-intensity="100%" draw:angle="10" draw:border="0%"/>
    <draw:gradient draw:name="Gradient_20_187" draw:display-name="Gradient 187" draw:style="linear" draw:start-color="#dde8cb" draw:end-color="#ffd7d7" draw:start-intensity="100%" draw:end-intensity="100%" draw:angle="10" draw:border="0%"/>
    <draw:gradient draw:name="Gradient_20_188" draw:display-name="Gradient 188" draw:style="linear" draw:start-color="#dde8cb" draw:end-color="#ffd7d7" draw:start-intensity="100%" draw:end-intensity="100%" draw:angle="10" draw:border="0%"/>
    <draw:gradient draw:name="Gradient_20_189" draw:display-name="Gradient 189" draw:style="linear" draw:start-color="#dde8cb" draw:end-color="#ffd7d7" draw:start-intensity="100%" draw:end-intensity="100%" draw:angle="20" draw:border="0%"/>
    <draw:gradient draw:name="Gradient_20_19" draw:display-name="Gradient 19" draw:style="linear" draw:start-color="#dde8cb" draw:end-color="#ffd7d7" draw:start-intensity="100%" draw:end-intensity="100%" draw:angle="270" draw:border="0%"/>
    <draw:gradient draw:name="Gradient_20_192" draw:display-name="Gradient 192" draw:style="linear" draw:start-color="#dde8cb" draw:end-color="#ffd7d7" draw:start-intensity="100%" draw:end-intensity="100%" draw:angle="20" draw:border="0%"/>
    <draw:gradient draw:name="Gradient_20_193" draw:display-name="Gradient 193" draw:style="linear" draw:start-color="#dde8cb" draw:end-color="#ffd7d7" draw:start-intensity="100%" draw:end-intensity="100%" draw:angle="20" draw:border="0%"/>
    <draw:gradient draw:name="Gradient_20_194" draw:display-name="Gradient 194" draw:style="linear" draw:start-color="#dde8cb" draw:end-color="#ffd7d7" draw:start-intensity="100%" draw:end-intensity="100%" draw:angle="20" draw:border="0%"/>
    <draw:gradient draw:name="Gradient_20_195" draw:display-name="Gradient 195" draw:style="linear" draw:start-color="#dde8cb" draw:end-color="#ffd7d7" draw:start-intensity="100%" draw:end-intensity="100%" draw:angle="30" draw:border="0%"/>
    <draw:gradient draw:name="Gradient_20_198" draw:display-name="Gradient 198" draw:style="linear" draw:start-color="#dde8cb" draw:end-color="#ffd7d7" draw:start-intensity="100%" draw:end-intensity="100%" draw:angle="30" draw:border="0%"/>
    <draw:gradient draw:name="Gradient_20_199" draw:display-name="Gradient 199" draw:style="linear" draw:start-color="#dde8cb" draw:end-color="#ffd7d7" draw:start-intensity="100%" draw:end-intensity="100%" draw:angle="30" draw:border="0%"/>
    <draw:gradient draw:name="Gradient_20_20" draw:display-name="Gradient 20" draw:style="linear" draw:start-color="#dde8cb" draw:end-color="#ffd7d7" draw:start-intensity="100%" draw:end-intensity="100%" draw:angle="270" draw:border="0%"/>
    <draw:gradient draw:name="Gradient_20_200" draw:display-name="Gradient 200" draw:style="linear" draw:start-color="#dde8cb" draw:end-color="#ffd7d7" draw:start-intensity="100%" draw:end-intensity="100%" draw:angle="30" draw:border="0%"/>
    <draw:gradient draw:name="Gradient_20_201" draw:display-name="Gradient 201" draw:style="linear" draw:start-color="#dde8cb" draw:end-color="#ffd7d7" draw:start-intensity="100%" draw:end-intensity="100%" draw:angle="40" draw:border="0%"/>
    <draw:gradient draw:name="Gradient_20_204" draw:display-name="Gradient 204" draw:style="linear" draw:start-color="#dde8cb" draw:end-color="#ffd7d7" draw:start-intensity="100%" draw:end-intensity="100%" draw:angle="40" draw:border="0%"/>
    <draw:gradient draw:name="Gradient_20_205" draw:display-name="Gradient 205" draw:style="linear" draw:start-color="#dde8cb" draw:end-color="#ffd7d7" draw:start-intensity="100%" draw:end-intensity="100%" draw:angle="40" draw:border="0%"/>
    <draw:gradient draw:name="Gradient_20_206" draw:display-name="Gradient 206" draw:style="linear" draw:start-color="#dde8cb" draw:end-color="#ffd7d7" draw:start-intensity="100%" draw:end-intensity="100%" draw:angle="40" draw:border="0%"/>
    <draw:gradient draw:name="Gradient_20_207" draw:display-name="Gradient 207" draw:style="linear" draw:start-color="#dde8cb" draw:end-color="#ffd7d7" draw:start-intensity="100%" draw:end-intensity="100%" draw:angle="50" draw:border="0%"/>
    <draw:gradient draw:name="Gradient_20_21" draw:display-name="Gradient 21" draw:style="linear" draw:start-color="#dde8cb" draw:end-color="#ffd7d7" draw:start-intensity="100%" draw:end-intensity="100%" draw:angle="260" draw:border="0%"/>
    <draw:gradient draw:name="Gradient_20_210" draw:display-name="Gradient 210" draw:style="linear" draw:start-color="#dde8cb" draw:end-color="#ffd7d7" draw:start-intensity="100%" draw:end-intensity="100%" draw:angle="50" draw:border="0%"/>
    <draw:gradient draw:name="Gradient_20_211" draw:display-name="Gradient 211" draw:style="linear" draw:start-color="#dde8cb" draw:end-color="#ffd7d7" draw:start-intensity="100%" draw:end-intensity="100%" draw:angle="50" draw:border="0%"/>
    <draw:gradient draw:name="Gradient_20_212" draw:display-name="Gradient 212" draw:style="linear" draw:start-color="#dde8cb" draw:end-color="#ffd7d7" draw:start-intensity="100%" draw:end-intensity="100%" draw:angle="50" draw:border="0%"/>
    <draw:gradient draw:name="Gradient_20_213" draw:display-name="Gradient 213" draw:style="linear" draw:start-color="#dde8cb" draw:end-color="#ffd7d7" draw:start-intensity="100%" draw:end-intensity="100%" draw:angle="60" draw:border="0%"/>
    <draw:gradient draw:name="Gradient_20_216" draw:display-name="Gradient 216" draw:style="linear" draw:start-color="#dde8cb" draw:end-color="#ffd7d7" draw:start-intensity="100%" draw:end-intensity="100%" draw:angle="60" draw:border="0%"/>
    <draw:gradient draw:name="Gradient_20_217" draw:display-name="Gradient 217" draw:style="linear" draw:start-color="#dde8cb" draw:end-color="#ffd7d7" draw:start-intensity="100%" draw:end-intensity="100%" draw:angle="60" draw:border="0%"/>
    <draw:gradient draw:name="Gradient_20_218" draw:display-name="Gradient 218" draw:style="linear" draw:start-color="#dde8cb" draw:end-color="#ffd7d7" draw:start-intensity="100%" draw:end-intensity="100%" draw:angle="60" draw:border="0%"/>
    <draw:gradient draw:name="Gradient_20_219" draw:display-name="Gradient 219" draw:style="linear" draw:start-color="#dde8cb" draw:end-color="#ffd7d7" draw:start-intensity="100%" draw:end-intensity="100%" draw:angle="70" draw:border="0%"/>
    <draw:gradient draw:name="Gradient_20_222" draw:display-name="Gradient 222" draw:style="linear" draw:start-color="#dde8cb" draw:end-color="#ffd7d7" draw:start-intensity="100%" draw:end-intensity="100%" draw:angle="70" draw:border="0%"/>
    <draw:gradient draw:name="Gradient_20_223" draw:display-name="Gradient 223" draw:style="linear" draw:start-color="#dde8cb" draw:end-color="#ffd7d7" draw:start-intensity="100%" draw:end-intensity="100%" draw:angle="70" draw:border="0%"/>
    <draw:gradient draw:name="Gradient_20_224" draw:display-name="Gradient 224" draw:style="linear" draw:start-color="#dde8cb" draw:end-color="#ffd7d7" draw:start-intensity="100%" draw:end-intensity="100%" draw:angle="70" draw:border="0%"/>
    <draw:gradient draw:name="Gradient_20_225" draw:display-name="Gradient 225" draw:style="linear" draw:start-color="#dde8cb" draw:end-color="#ffd7d7" draw:start-intensity="100%" draw:end-intensity="100%" draw:angle="80" draw:border="0%"/>
    <draw:gradient draw:name="Gradient_20_228" draw:display-name="Gradient 228" draw:style="linear" draw:start-color="#dde8cb" draw:end-color="#ffd7d7" draw:start-intensity="100%" draw:end-intensity="100%" draw:angle="80" draw:border="0%"/>
    <draw:gradient draw:name="Gradient_20_229" draw:display-name="Gradient 229" draw:style="linear" draw:start-color="#dde8cb" draw:end-color="#ffd7d7" draw:start-intensity="100%" draw:end-intensity="100%" draw:angle="80" draw:border="0%"/>
    <draw:gradient draw:name="Gradient_20_230" draw:display-name="Gradient 230" draw:style="linear" draw:start-color="#dde8cb" draw:end-color="#ffd7d7" draw:start-intensity="100%" draw:end-intensity="100%" draw:angle="80" draw:border="0%"/>
    <draw:gradient draw:name="Gradient_20_231" draw:display-name="Gradient 231" draw:style="linear" draw:start-color="#dde8cb" draw:end-color="#ffd7d7" draw:start-intensity="100%" draw:end-intensity="100%" draw:angle="90" draw:border="0%"/>
    <draw:gradient draw:name="Gradient_20_234" draw:display-name="Gradient 234" draw:style="linear" draw:start-color="#dde8cb" draw:end-color="#ffd7d7" draw:start-intensity="100%" draw:end-intensity="100%" draw:angle="90" draw:border="0%"/>
    <draw:gradient draw:name="Gradient_20_235" draw:display-name="Gradient 235" draw:style="linear" draw:start-color="#dde8cb" draw:end-color="#ffd7d7" draw:start-intensity="100%" draw:end-intensity="100%" draw:angle="90" draw:border="0%"/>
    <draw:gradient draw:name="Gradient_20_236" draw:display-name="Gradient 236" draw:style="linear" draw:start-color="#dde8cb" draw:end-color="#ffd7d7" draw:start-intensity="100%" draw:end-intensity="100%" draw:angle="90" draw:border="0%"/>
    <draw:gradient draw:name="Gradient_20_237" draw:display-name="Gradient 237" draw:style="linear" draw:start-color="#dde8cb" draw:end-color="#ffd7d7" draw:start-intensity="100%" draw:end-intensity="100%" draw:angle="100" draw:border="0%"/>
    <draw:gradient draw:name="Gradient_20_24" draw:display-name="Gradient 24" draw:style="linear" draw:start-color="#dde8cb" draw:end-color="#ffd7d7" draw:start-intensity="100%" draw:end-intensity="100%" draw:angle="260" draw:border="0%"/>
    <draw:gradient draw:name="Gradient_20_240" draw:display-name="Gradient 240" draw:style="linear" draw:start-color="#dde8cb" draw:end-color="#ffd7d7" draw:start-intensity="100%" draw:end-intensity="100%" draw:angle="100" draw:border="0%"/>
    <draw:gradient draw:name="Gradient_20_241" draw:display-name="Gradient 241" draw:style="linear" draw:start-color="#dde8cb" draw:end-color="#ffd7d7" draw:start-intensity="100%" draw:end-intensity="100%" draw:angle="100" draw:border="0%"/>
    <draw:gradient draw:name="Gradient_20_242" draw:display-name="Gradient 242" draw:style="linear" draw:start-color="#dde8cb" draw:end-color="#ffd7d7" draw:start-intensity="100%" draw:end-intensity="100%" draw:angle="100" draw:border="0%"/>
    <draw:gradient draw:name="Gradient_20_243" draw:display-name="Gradient 243" draw:style="linear" draw:start-color="#dde8cb" draw:end-color="#ffd7d7" draw:start-intensity="100%" draw:end-intensity="100%" draw:angle="110" draw:border="0%"/>
    <draw:gradient draw:name="Gradient_20_246" draw:display-name="Gradient 246" draw:style="linear" draw:start-color="#dde8cb" draw:end-color="#ffd7d7" draw:start-intensity="100%" draw:end-intensity="100%" draw:angle="110" draw:border="0%"/>
    <draw:gradient draw:name="Gradient_20_247" draw:display-name="Gradient 247" draw:style="linear" draw:start-color="#dde8cb" draw:end-color="#ffd7d7" draw:start-intensity="100%" draw:end-intensity="100%" draw:angle="110" draw:border="0%"/>
    <draw:gradient draw:name="Gradient_20_248" draw:display-name="Gradient 248" draw:style="linear" draw:start-color="#dde8cb" draw:end-color="#ffd7d7" draw:start-intensity="100%" draw:end-intensity="100%" draw:angle="110" draw:border="0%"/>
    <draw:gradient draw:name="Gradient_20_249" draw:display-name="Gradient 249" draw:style="linear" draw:start-color="#dde8cb" draw:end-color="#ffd7d7" draw:start-intensity="100%" draw:end-intensity="100%" draw:angle="120" draw:border="0%"/>
    <draw:gradient draw:name="Gradient_20_25" draw:display-name="Gradient 25" draw:style="linear" draw:start-color="#dde8cb" draw:end-color="#ffd7d7" draw:start-intensity="100%" draw:end-intensity="100%" draw:angle="260" draw:border="0%"/>
    <draw:gradient draw:name="Gradient_20_252" draw:display-name="Gradient 252" draw:style="linear" draw:start-color="#dde8cb" draw:end-color="#ffd7d7" draw:start-intensity="100%" draw:end-intensity="100%" draw:angle="120" draw:border="0%"/>
    <draw:gradient draw:name="Gradient_20_253" draw:display-name="Gradient 253" draw:style="linear" draw:start-color="#dde8cb" draw:end-color="#ffd7d7" draw:start-intensity="100%" draw:end-intensity="100%" draw:angle="120" draw:border="0%"/>
    <draw:gradient draw:name="Gradient_20_254" draw:display-name="Gradient 254" draw:style="linear" draw:start-color="#dde8cb" draw:end-color="#ffd7d7" draw:start-intensity="100%" draw:end-intensity="100%" draw:angle="120" draw:border="0%"/>
    <draw:gradient draw:name="Gradient_20_255" draw:display-name="Gradient 255" draw:style="linear" draw:start-color="#dde8cb" draw:end-color="#ffd7d7" draw:start-intensity="100%" draw:end-intensity="100%" draw:angle="130" draw:border="0%"/>
    <draw:gradient draw:name="Gradient_20_258" draw:display-name="Gradient 258" draw:style="linear" draw:start-color="#dde8cb" draw:end-color="#ffd7d7" draw:start-intensity="100%" draw:end-intensity="100%" draw:angle="130" draw:border="0%"/>
    <draw:gradient draw:name="Gradient_20_259" draw:display-name="Gradient 259" draw:style="linear" draw:start-color="#dde8cb" draw:end-color="#ffd7d7" draw:start-intensity="100%" draw:end-intensity="100%" draw:angle="130" draw:border="0%"/>
    <draw:gradient draw:name="Gradient_20_26" draw:display-name="Gradient 26" draw:style="linear" draw:start-color="#dde8cb" draw:end-color="#ffd7d7" draw:start-intensity="100%" draw:end-intensity="100%" draw:angle="260" draw:border="0%"/>
    <draw:gradient draw:name="Gradient_20_260" draw:display-name="Gradient 260" draw:style="linear" draw:start-color="#dde8cb" draw:end-color="#ffd7d7" draw:start-intensity="100%" draw:end-intensity="100%" draw:angle="130" draw:border="0%"/>
    <draw:gradient draw:name="Gradient_20_261" draw:display-name="Gradient 261" draw:style="linear" draw:start-color="#dde8cb" draw:end-color="#ffd7d7" draw:start-intensity="100%" draw:end-intensity="100%" draw:angle="140" draw:border="0%"/>
    <draw:gradient draw:name="Gradient_20_264" draw:display-name="Gradient 264" draw:style="linear" draw:start-color="#dde8cb" draw:end-color="#ffd7d7" draw:start-intensity="100%" draw:end-intensity="100%" draw:angle="140" draw:border="0%"/>
    <draw:gradient draw:name="Gradient_20_265" draw:display-name="Gradient 265" draw:style="linear" draw:start-color="#dde8cb" draw:end-color="#ffd7d7" draw:start-intensity="100%" draw:end-intensity="100%" draw:angle="140" draw:border="0%"/>
    <draw:gradient draw:name="Gradient_20_266" draw:display-name="Gradient 266" draw:style="linear" draw:start-color="#dde8cb" draw:end-color="#ffd7d7" draw:start-intensity="100%" draw:end-intensity="100%" draw:angle="140" draw:border="0%"/>
    <draw:gradient draw:name="Gradient_20_267" draw:display-name="Gradient 267" draw:style="linear" draw:start-color="#dde8cb" draw:end-color="#ffd7d7" draw:start-intensity="100%" draw:end-intensity="100%" draw:angle="150" draw:border="0%"/>
    <draw:gradient draw:name="Gradient_20_27" draw:display-name="Gradient 27" draw:style="linear" draw:start-color="#dde8cb" draw:end-color="#ffd7d7" draw:start-intensity="100%" draw:end-intensity="100%" draw:angle="250" draw:border="0%"/>
    <draw:gradient draw:name="Gradient_20_270" draw:display-name="Gradient 270" draw:style="linear" draw:start-color="#dde8cb" draw:end-color="#ffd7d7" draw:start-intensity="100%" draw:end-intensity="100%" draw:angle="150" draw:border="0%"/>
    <draw:gradient draw:name="Gradient_20_271" draw:display-name="Gradient 271" draw:style="linear" draw:start-color="#dde8cb" draw:end-color="#ffd7d7" draw:start-intensity="100%" draw:end-intensity="100%" draw:angle="150" draw:border="0%"/>
    <draw:gradient draw:name="Gradient_20_272" draw:display-name="Gradient 272" draw:style="linear" draw:start-color="#dde8cb" draw:end-color="#ffd7d7" draw:start-intensity="100%" draw:end-intensity="100%" draw:angle="150" draw:border="0%"/>
    <draw:gradient draw:name="Gradient_20_273" draw:display-name="Gradient 273" draw:style="linear" draw:start-color="#dde8cb" draw:end-color="#ffd7d7" draw:start-intensity="100%" draw:end-intensity="100%" draw:angle="160" draw:border="0%"/>
    <draw:gradient draw:name="Gradient_20_276" draw:display-name="Gradient 276" draw:style="linear" draw:start-color="#dde8cb" draw:end-color="#ffd7d7" draw:start-intensity="100%" draw:end-intensity="100%" draw:angle="160" draw:border="0%"/>
    <draw:gradient draw:name="Gradient_20_277" draw:display-name="Gradient 277" draw:style="linear" draw:start-color="#dde8cb" draw:end-color="#ffd7d7" draw:start-intensity="100%" draw:end-intensity="100%" draw:angle="160" draw:border="0%"/>
    <draw:gradient draw:name="Gradient_20_278" draw:display-name="Gradient 278" draw:style="linear" draw:start-color="#dde8cb" draw:end-color="#ffd7d7" draw:start-intensity="100%" draw:end-intensity="100%" draw:angle="160" draw:border="0%"/>
    <draw:gradient draw:name="Gradient_20_279" draw:display-name="Gradient 279" draw:style="linear" draw:start-color="#dde8cb" draw:end-color="#ffd7d7" draw:start-intensity="100%" draw:end-intensity="100%" draw:angle="170" draw:border="0%"/>
    <draw:gradient draw:name="Gradient_20_282" draw:display-name="Gradient 282" draw:style="linear" draw:start-color="#dde8cb" draw:end-color="#ffd7d7" draw:start-intensity="100%" draw:end-intensity="100%" draw:angle="170" draw:border="0%"/>
    <draw:gradient draw:name="Gradient_20_283" draw:display-name="Gradient 283" draw:style="linear" draw:start-color="#dde8cb" draw:end-color="#ffd7d7" draw:start-intensity="100%" draw:end-intensity="100%" draw:angle="170" draw:border="0%"/>
    <draw:gradient draw:name="Gradient_20_284" draw:display-name="Gradient 284" draw:style="linear" draw:start-color="#dde8cb" draw:end-color="#ffd7d7" draw:start-intensity="100%" draw:end-intensity="100%" draw:angle="170" draw:border="0%"/>
    <draw:gradient draw:name="Gradient_20_285" draw:display-name="Gradient 285" draw:style="linear" draw:start-color="#dde8cb" draw:end-color="#ffd7d7" draw:start-intensity="100%" draw:end-intensity="100%" draw:angle="180" draw:border="0%"/>
    <draw:gradient draw:name="Gradient_20_288" draw:display-name="Gradient 288" draw:style="linear" draw:start-color="#dde8cb" draw:end-color="#ffd7d7" draw:start-intensity="100%" draw:end-intensity="100%" draw:angle="180" draw:border="0%"/>
    <draw:gradient draw:name="Gradient_20_289" draw:display-name="Gradient 289" draw:style="linear" draw:start-color="#dde8cb" draw:end-color="#ffd7d7" draw:start-intensity="100%" draw:end-intensity="100%" draw:angle="180" draw:border="0%"/>
    <draw:gradient draw:name="Gradient_20_290" draw:display-name="Gradient 290" draw:style="linear" draw:start-color="#dde8cb" draw:end-color="#ffd7d7" draw:start-intensity="100%" draw:end-intensity="100%" draw:angle="180" draw:border="0%"/>
    <draw:gradient draw:name="Gradient_20_291" draw:display-name="Gradient 291" draw:style="linear" draw:start-color="#dde8cb" draw:end-color="#ffd7d7" draw:start-intensity="100%" draw:end-intensity="100%" draw:angle="190" draw:border="0%"/>
    <draw:gradient draw:name="Gradient_20_294" draw:display-name="Gradient 294" draw:style="linear" draw:start-color="#dde8cb" draw:end-color="#ffd7d7" draw:start-intensity="100%" draw:end-intensity="100%" draw:angle="190" draw:border="0%"/>
    <draw:gradient draw:name="Gradient_20_295" draw:display-name="Gradient 295" draw:style="linear" draw:start-color="#dde8cb" draw:end-color="#ffd7d7" draw:start-intensity="100%" draw:end-intensity="100%" draw:angle="190" draw:border="0%"/>
    <draw:gradient draw:name="Gradient_20_296" draw:display-name="Gradient 296" draw:style="linear" draw:start-color="#dde8cb" draw:end-color="#ffd7d7" draw:start-intensity="100%" draw:end-intensity="100%" draw:angle="190" draw:border="0%"/>
    <draw:gradient draw:name="Gradient_20_297" draw:display-name="Gradient 297" draw:style="linear" draw:start-color="#dde8cb" draw:end-color="#ffd7d7" draw:start-intensity="100%" draw:end-intensity="100%" draw:angle="200" draw:border="0%"/>
    <draw:gradient draw:name="Gradient_20_3" draw:display-name="Gradient 3" draw:style="linear" draw:start-color="#dde8cb" draw:end-color="#ffd7d7" draw:start-intensity="100%" draw:end-intensity="100%" draw:angle="290" draw:border="0%"/>
    <draw:gradient draw:name="Gradient_20_30" draw:display-name="Gradient 30" draw:style="linear" draw:start-color="#dde8cb" draw:end-color="#ffd7d7" draw:start-intensity="100%" draw:end-intensity="100%" draw:angle="250" draw:border="0%"/>
    <draw:gradient draw:name="Gradient_20_300" draw:display-name="Gradient 300" draw:style="linear" draw:start-color="#dde8cb" draw:end-color="#ffd7d7" draw:start-intensity="100%" draw:end-intensity="100%" draw:angle="200" draw:border="0%"/>
    <draw:gradient draw:name="Gradient_20_301" draw:display-name="Gradient 301" draw:style="linear" draw:start-color="#dde8cb" draw:end-color="#ffd7d7" draw:start-intensity="100%" draw:end-intensity="100%" draw:angle="200" draw:border="0%"/>
    <draw:gradient draw:name="Gradient_20_302" draw:display-name="Gradient 302" draw:style="linear" draw:start-color="#dde8cb" draw:end-color="#ffd7d7" draw:start-intensity="100%" draw:end-intensity="100%" draw:angle="200" draw:border="0%"/>
    <draw:gradient draw:name="Gradient_20_303" draw:display-name="Gradient 303" draw:style="linear" draw:start-color="#dde8cb" draw:end-color="#ffd7d7" draw:start-intensity="100%" draw:end-intensity="100%" draw:angle="210" draw:border="0%"/>
    <draw:gradient draw:name="Gradient_20_306" draw:display-name="Gradient 306" draw:style="linear" draw:start-color="#dde8cb" draw:end-color="#ffd7d7" draw:start-intensity="100%" draw:end-intensity="100%" draw:angle="210" draw:border="0%"/>
    <draw:gradient draw:name="Gradient_20_307" draw:display-name="Gradient 307" draw:style="linear" draw:start-color="#dde8cb" draw:end-color="#ffd7d7" draw:start-intensity="100%" draw:end-intensity="100%" draw:angle="210" draw:border="0%"/>
    <draw:gradient draw:name="Gradient_20_308" draw:display-name="Gradient 308" draw:style="linear" draw:start-color="#dde8cb" draw:end-color="#ffd7d7" draw:start-intensity="100%" draw:end-intensity="100%" draw:angle="210" draw:border="0%"/>
    <draw:gradient draw:name="Gradient_20_309" draw:display-name="Gradient 309" draw:style="linear" draw:start-color="#dde8cb" draw:end-color="#ffd7d7" draw:start-intensity="100%" draw:end-intensity="100%" draw:angle="220" draw:border="0%"/>
    <draw:gradient draw:name="Gradient_20_31" draw:display-name="Gradient 31" draw:style="linear" draw:start-color="#dde8cb" draw:end-color="#ffd7d7" draw:start-intensity="100%" draw:end-intensity="100%" draw:angle="250" draw:border="0%"/>
    <draw:gradient draw:name="Gradient_20_312" draw:display-name="Gradient 312" draw:style="linear" draw:start-color="#dde8cb" draw:end-color="#ffd7d7" draw:start-intensity="100%" draw:end-intensity="100%" draw:angle="220" draw:border="0%"/>
    <draw:gradient draw:name="Gradient_20_313" draw:display-name="Gradient 313" draw:style="linear" draw:start-color="#dde8cb" draw:end-color="#ffd7d7" draw:start-intensity="100%" draw:end-intensity="100%" draw:angle="220" draw:border="0%"/>
    <draw:gradient draw:name="Gradient_20_314" draw:display-name="Gradient 314" draw:style="linear" draw:start-color="#dde8cb" draw:end-color="#ffd7d7" draw:start-intensity="100%" draw:end-intensity="100%" draw:angle="220" draw:border="0%"/>
    <draw:gradient draw:name="Gradient_20_315" draw:display-name="Gradient 315" draw:style="linear" draw:start-color="#dde8cb" draw:end-color="#ffd7d7" draw:start-intensity="100%" draw:end-intensity="100%" draw:angle="230" draw:border="0%"/>
    <draw:gradient draw:name="Gradient_20_318" draw:display-name="Gradient 318" draw:style="linear" draw:start-color="#dde8cb" draw:end-color="#ffd7d7" draw:start-intensity="100%" draw:end-intensity="100%" draw:angle="230" draw:border="0%"/>
    <draw:gradient draw:name="Gradient_20_319" draw:display-name="Gradient 319" draw:style="linear" draw:start-color="#dde8cb" draw:end-color="#ffd7d7" draw:start-intensity="100%" draw:end-intensity="100%" draw:angle="230" draw:border="0%"/>
    <draw:gradient draw:name="Gradient_20_32" draw:display-name="Gradient 32" draw:style="linear" draw:start-color="#dde8cb" draw:end-color="#ffd7d7" draw:start-intensity="100%" draw:end-intensity="100%" draw:angle="250" draw:border="0%"/>
    <draw:gradient draw:name="Gradient_20_320" draw:display-name="Gradient 320" draw:style="linear" draw:start-color="#dde8cb" draw:end-color="#ffd7d7" draw:start-intensity="100%" draw:end-intensity="100%" draw:angle="230" draw:border="0%"/>
    <draw:gradient draw:name="Gradient_20_321" draw:display-name="Gradient 321" draw:style="linear" draw:start-color="#dde8cb" draw:end-color="#ffd7d7" draw:start-intensity="100%" draw:end-intensity="100%" draw:angle="240" draw:border="0%"/>
    <draw:gradient draw:name="Gradient_20_324" draw:display-name="Gradient 324" draw:style="linear" draw:start-color="#dde8cb" draw:end-color="#ffd7d7" draw:start-intensity="100%" draw:end-intensity="100%" draw:angle="240" draw:border="0%"/>
    <draw:gradient draw:name="Gradient_20_325" draw:display-name="Gradient 325" draw:style="linear" draw:start-color="#dde8cb" draw:end-color="#ffd7d7" draw:start-intensity="100%" draw:end-intensity="100%" draw:angle="240" draw:border="0%"/>
    <draw:gradient draw:name="Gradient_20_326" draw:display-name="Gradient 326" draw:style="linear" draw:start-color="#dde8cb" draw:end-color="#ffd7d7" draw:start-intensity="100%" draw:end-intensity="100%" draw:angle="240" draw:border="0%"/>
    <draw:gradient draw:name="Gradient_20_327" draw:display-name="Gradient 327" draw:style="linear" draw:start-color="#dde8cb" draw:end-color="#ffd7d7" draw:start-intensity="100%" draw:end-intensity="100%" draw:angle="250" draw:border="0%"/>
    <draw:gradient draw:name="Gradient_20_33" draw:display-name="Gradient 33" draw:style="linear" draw:start-color="#dde8cb" draw:end-color="#ffd7d7" draw:start-intensity="100%" draw:end-intensity="100%" draw:angle="240" draw:border="0%"/>
    <draw:gradient draw:name="Gradient_20_330" draw:display-name="Gradient 330" draw:style="linear" draw:start-color="#dde8cb" draw:end-color="#ffd7d7" draw:start-intensity="100%" draw:end-intensity="100%" draw:angle="250" draw:border="0%"/>
    <draw:gradient draw:name="Gradient_20_331" draw:display-name="Gradient 331" draw:style="linear" draw:start-color="#dde8cb" draw:end-color="#ffd7d7" draw:start-intensity="100%" draw:end-intensity="100%" draw:angle="250" draw:border="0%"/>
    <draw:gradient draw:name="Gradient_20_332" draw:display-name="Gradient 332" draw:style="linear" draw:start-color="#dde8cb" draw:end-color="#ffd7d7" draw:start-intensity="100%" draw:end-intensity="100%" draw:angle="250" draw:border="0%"/>
    <draw:gradient draw:name="Gradient_20_333" draw:display-name="Gradient 333" draw:style="linear" draw:start-color="#dde8cb" draw:end-color="#ffd7d7" draw:start-intensity="100%" draw:end-intensity="100%" draw:angle="260" draw:border="0%"/>
    <draw:gradient draw:name="Gradient_20_336" draw:display-name="Gradient 336" draw:style="linear" draw:start-color="#dde8cb" draw:end-color="#ffd7d7" draw:start-intensity="100%" draw:end-intensity="100%" draw:angle="260" draw:border="0%"/>
    <draw:gradient draw:name="Gradient_20_337" draw:display-name="Gradient 337" draw:style="linear" draw:start-color="#dde8cb" draw:end-color="#ffd7d7" draw:start-intensity="100%" draw:end-intensity="100%" draw:angle="260" draw:border="0%"/>
    <draw:gradient draw:name="Gradient_20_338" draw:display-name="Gradient 338" draw:style="linear" draw:start-color="#dde8cb" draw:end-color="#ffd7d7" draw:start-intensity="100%" draw:end-intensity="100%" draw:angle="260" draw:border="0%"/>
    <draw:gradient draw:name="Gradient_20_339" draw:display-name="Gradient 339" draw:style="linear" draw:start-color="#dde8cb" draw:end-color="#ffd7d7" draw:start-intensity="100%" draw:end-intensity="100%" draw:angle="270" draw:border="0%"/>
    <draw:gradient draw:name="Gradient_20_342" draw:display-name="Gradient 342" draw:style="linear" draw:start-color="#dde8cb" draw:end-color="#ffd7d7" draw:start-intensity="100%" draw:end-intensity="100%" draw:angle="270" draw:border="0%"/>
    <draw:gradient draw:name="Gradient_20_343" draw:display-name="Gradient 343" draw:style="linear" draw:start-color="#dde8cb" draw:end-color="#ffd7d7" draw:start-intensity="100%" draw:end-intensity="100%" draw:angle="270" draw:border="0%"/>
    <draw:gradient draw:name="Gradient_20_344" draw:display-name="Gradient 344" draw:style="linear" draw:start-color="#dde8cb" draw:end-color="#ffd7d7" draw:start-intensity="100%" draw:end-intensity="100%" draw:angle="270" draw:border="0%"/>
    <draw:gradient draw:name="Gradient_20_345" draw:display-name="Gradient 345" draw:style="linear" draw:start-color="#dde8cb" draw:end-color="#ffd7d7" draw:start-intensity="100%" draw:end-intensity="100%" draw:angle="280" draw:border="0%"/>
    <draw:gradient draw:name="Gradient_20_348" draw:display-name="Gradient 348" draw:style="linear" draw:start-color="#dde8cb" draw:end-color="#ffd7d7" draw:start-intensity="100%" draw:end-intensity="100%" draw:angle="280" draw:border="0%"/>
    <draw:gradient draw:name="Gradient_20_349" draw:display-name="Gradient 349" draw:style="linear" draw:start-color="#dde8cb" draw:end-color="#ffd7d7" draw:start-intensity="100%" draw:end-intensity="100%" draw:angle="280" draw:border="0%"/>
    <draw:gradient draw:name="Gradient_20_350" draw:display-name="Gradient 350" draw:style="linear" draw:start-color="#dde8cb" draw:end-color="#ffd7d7" draw:start-intensity="100%" draw:end-intensity="100%" draw:angle="280" draw:border="0%"/>
    <draw:gradient draw:name="Gradient_20_351" draw:display-name="Gradient 351" draw:style="linear" draw:start-color="#dde8cb" draw:end-color="#ffd7d7" draw:start-intensity="100%" draw:end-intensity="100%" draw:angle="290" draw:border="0%"/>
    <draw:gradient draw:name="Gradient_20_354" draw:display-name="Gradient 354" draw:style="linear" draw:start-color="#dde8cb" draw:end-color="#ffd7d7" draw:start-intensity="100%" draw:end-intensity="100%" draw:angle="290" draw:border="0%"/>
    <draw:gradient draw:name="Gradient_20_355" draw:display-name="Gradient 355" draw:style="linear" draw:start-color="#dde8cb" draw:end-color="#ffd7d7" draw:start-intensity="100%" draw:end-intensity="100%" draw:angle="290" draw:border="0%"/>
    <draw:gradient draw:name="Gradient_20_356" draw:display-name="Gradient 356" draw:style="linear" draw:start-color="#dde8cb" draw:end-color="#ffd7d7" draw:start-intensity="100%" draw:end-intensity="100%" draw:angle="290" draw:border="0%"/>
    <draw:gradient draw:name="Gradient_20_357" draw:display-name="Gradient 357" draw:style="linear" draw:start-color="#dde8cb" draw:end-color="#ffd7d7" draw:start-intensity="100%" draw:end-intensity="100%" draw:angle="300" draw:border="0%"/>
    <draw:gradient draw:name="Gradient_20_36" draw:display-name="Gradient 36" draw:style="linear" draw:start-color="#dde8cb" draw:end-color="#ffd7d7" draw:start-intensity="100%" draw:end-intensity="100%" draw:angle="240" draw:border="0%"/>
    <draw:gradient draw:name="Gradient_20_360" draw:display-name="Gradient 360" draw:style="linear" draw:start-color="#dde8cb" draw:end-color="#ffd7d7" draw:start-intensity="100%" draw:end-intensity="100%" draw:angle="300" draw:border="0%"/>
    <draw:gradient draw:name="Gradient_20_361" draw:display-name="Gradient 361" draw:style="linear" draw:start-color="#dde8cb" draw:end-color="#ffd7d7" draw:start-intensity="100%" draw:end-intensity="100%" draw:angle="300" draw:border="0%"/>
    <draw:gradient draw:name="Gradient_20_362" draw:display-name="Gradient 362" draw:style="linear" draw:start-color="#dde8cb" draw:end-color="#ffd7d7" draw:start-intensity="100%" draw:end-intensity="100%" draw:angle="300" draw:border="0%"/>
    <draw:gradient draw:name="Gradient_20_363" draw:display-name="Gradient 363" draw:style="linear" draw:start-color="#dde8cb" draw:end-color="#ffd7d7" draw:start-intensity="100%" draw:end-intensity="100%" draw:angle="310" draw:border="0%"/>
    <draw:gradient draw:name="Gradient_20_366" draw:display-name="Gradient 366" draw:style="linear" draw:start-color="#dde8cb" draw:end-color="#ffd7d7" draw:start-intensity="100%" draw:end-intensity="100%" draw:angle="310" draw:border="0%"/>
    <draw:gradient draw:name="Gradient_20_367" draw:display-name="Gradient 367" draw:style="linear" draw:start-color="#dde8cb" draw:end-color="#ffd7d7" draw:start-intensity="100%" draw:end-intensity="100%" draw:angle="310" draw:border="0%"/>
    <draw:gradient draw:name="Gradient_20_368" draw:display-name="Gradient 368" draw:style="linear" draw:start-color="#dde8cb" draw:end-color="#ffd7d7" draw:start-intensity="100%" draw:end-intensity="100%" draw:angle="310" draw:border="0%"/>
    <draw:gradient draw:name="Gradient_20_369" draw:display-name="Gradient 369" draw:style="linear" draw:start-color="#dde8cb" draw:end-color="#ffd7d7" draw:start-intensity="100%" draw:end-intensity="100%" draw:angle="320" draw:border="0%"/>
    <draw:gradient draw:name="Gradient_20_37" draw:display-name="Gradient 37" draw:style="linear" draw:start-color="#dde8cb" draw:end-color="#ffd7d7" draw:start-intensity="100%" draw:end-intensity="100%" draw:angle="240" draw:border="0%"/>
    <draw:gradient draw:name="Gradient_20_372" draw:display-name="Gradient 372" draw:style="linear" draw:start-color="#dde8cb" draw:end-color="#ffd7d7" draw:start-intensity="100%" draw:end-intensity="100%" draw:angle="320" draw:border="0%"/>
    <draw:gradient draw:name="Gradient_20_373" draw:display-name="Gradient 373" draw:style="linear" draw:start-color="#dde8cb" draw:end-color="#ffd7d7" draw:start-intensity="100%" draw:end-intensity="100%" draw:angle="320" draw:border="0%"/>
    <draw:gradient draw:name="Gradient_20_374" draw:display-name="Gradient 374" draw:style="linear" draw:start-color="#dde8cb" draw:end-color="#ffd7d7" draw:start-intensity="100%" draw:end-intensity="100%" draw:angle="320" draw:border="0%"/>
    <draw:gradient draw:name="Gradient_20_375" draw:display-name="Gradient 375" draw:style="linear" draw:start-color="#dde8cb" draw:end-color="#ffd7d7" draw:start-intensity="100%" draw:end-intensity="100%" draw:angle="330" draw:border="0%"/>
    <draw:gradient draw:name="Gradient_20_378" draw:display-name="Gradient 378" draw:style="linear" draw:start-color="#dde8cb" draw:end-color="#ffd7d7" draw:start-intensity="100%" draw:end-intensity="100%" draw:angle="330" draw:border="0%"/>
    <draw:gradient draw:name="Gradient_20_379" draw:display-name="Gradient 379" draw:style="linear" draw:start-color="#dde8cb" draw:end-color="#ffd7d7" draw:start-intensity="100%" draw:end-intensity="100%" draw:angle="330" draw:border="0%"/>
    <draw:gradient draw:name="Gradient_20_38" draw:display-name="Gradient 38" draw:style="linear" draw:start-color="#dde8cb" draw:end-color="#ffd7d7" draw:start-intensity="100%" draw:end-intensity="100%" draw:angle="240" draw:border="0%"/>
    <draw:gradient draw:name="Gradient_20_380" draw:display-name="Gradient 380" draw:style="linear" draw:start-color="#dde8cb" draw:end-color="#ffd7d7" draw:start-intensity="100%" draw:end-intensity="100%" draw:angle="330" draw:border="0%"/>
    <draw:gradient draw:name="Gradient_20_381" draw:display-name="Gradient 381" draw:style="linear" draw:start-color="#dde8cb" draw:end-color="#ffd7d7" draw:start-intensity="100%" draw:end-intensity="100%" draw:angle="340" draw:border="0%"/>
    <draw:gradient draw:name="Gradient_20_384" draw:display-name="Gradient 384" draw:style="linear" draw:start-color="#dde8cb" draw:end-color="#ffd7d7" draw:start-intensity="100%" draw:end-intensity="100%" draw:angle="340" draw:border="0%"/>
    <draw:gradient draw:name="Gradient_20_385" draw:display-name="Gradient 385" draw:style="linear" draw:start-color="#dde8cb" draw:end-color="#ffd7d7" draw:start-intensity="100%" draw:end-intensity="100%" draw:angle="340" draw:border="0%"/>
    <draw:gradient draw:name="Gradient_20_386" draw:display-name="Gradient 386" draw:style="linear" draw:start-color="#dde8cb" draw:end-color="#ffd7d7" draw:start-intensity="100%" draw:end-intensity="100%" draw:angle="340" draw:border="0%"/>
    <draw:gradient draw:name="Gradient_20_387" draw:display-name="Gradient 387" draw:style="linear" draw:start-color="#dde8cb" draw:end-color="#ffd7d7" draw:start-intensity="100%" draw:end-intensity="100%" draw:angle="350" draw:border="0%"/>
    <draw:gradient draw:name="Gradient_20_39" draw:display-name="Gradient 39" draw:style="linear" draw:start-color="#dde8cb" draw:end-color="#ffd7d7" draw:start-intensity="100%" draw:end-intensity="100%" draw:angle="230" draw:border="0%"/>
    <draw:gradient draw:name="Gradient_20_390" draw:display-name="Gradient 390" draw:style="linear" draw:start-color="#dde8cb" draw:end-color="#ffd7d7" draw:start-intensity="100%" draw:end-intensity="100%" draw:angle="350" draw:border="0%"/>
    <draw:gradient draw:name="Gradient_20_391" draw:display-name="Gradient 391" draw:style="linear" draw:start-color="#dde8cb" draw:end-color="#ffd7d7" draw:start-intensity="100%" draw:end-intensity="100%" draw:angle="350" draw:border="0%"/>
    <draw:gradient draw:name="Gradient_20_392" draw:display-name="Gradient 392" draw:style="linear" draw:start-color="#dde8cb" draw:end-color="#ffd7d7" draw:start-intensity="100%" draw:end-intensity="100%" draw:angle="350" draw:border="0%"/>
    <draw:gradient draw:name="Gradient_20_393" draw:display-name="Gradient 393" draw:style="linear" draw:start-color="#dde8cb" draw:end-color="#ffd7d7" draw:start-intensity="100%" draw:end-intensity="100%" draw:angle="360" draw:border="0%"/>
    <draw:gradient draw:name="Gradient_20_396" draw:display-name="Gradient 396" draw:style="linear" draw:start-color="#dde8cb" draw:end-color="#ffd7d7" draw:start-intensity="100%" draw:end-intensity="100%" draw:angle="360" draw:border="0%"/>
    <draw:gradient draw:name="Gradient_20_397" draw:display-name="Gradient 397" draw:style="linear" draw:start-color="#dde8cb" draw:end-color="#ffd7d7" draw:start-intensity="100%" draw:end-intensity="100%" draw:angle="360" draw:border="0%"/>
    <draw:gradient draw:name="Gradient_20_398" draw:display-name="Gradient 398" draw:style="linear" draw:start-color="#dde8cb" draw:end-color="#ffd7d7" draw:start-intensity="100%" draw:end-intensity="100%" draw:angle="360" draw:border="0%"/>
    <draw:gradient draw:name="Gradient_20_399" draw:display-name="Gradient 399" draw:style="linear" draw:start-color="#dde8cb" draw:end-color="#ffd7d7" draw:start-intensity="100%" draw:end-intensity="100%" draw:angle="370" draw:border="0%"/>
    <draw:gradient draw:name="Gradient_20_402" draw:display-name="Gradient 402" draw:style="linear" draw:start-color="#dde8cb" draw:end-color="#ffd7d7" draw:start-intensity="100%" draw:end-intensity="100%" draw:angle="370" draw:border="0%"/>
    <draw:gradient draw:name="Gradient_20_403" draw:display-name="Gradient 403" draw:style="linear" draw:start-color="#dde8cb" draw:end-color="#ffd7d7" draw:start-intensity="100%" draw:end-intensity="100%" draw:angle="370" draw:border="0%"/>
    <draw:gradient draw:name="Gradient_20_404" draw:display-name="Gradient 404" draw:style="linear" draw:start-color="#dde8cb" draw:end-color="#ffd7d7" draw:start-intensity="100%" draw:end-intensity="100%" draw:angle="370" draw:border="0%"/>
    <draw:gradient draw:name="Gradient_20_405" draw:display-name="Gradient 405" draw:style="linear" draw:start-color="#dde8cb" draw:end-color="#ffd7d7" draw:start-intensity="100%" draw:end-intensity="100%" draw:angle="360" draw:border="0%"/>
    <draw:gradient draw:name="Gradient_20_408" draw:display-name="Gradient 408" draw:style="linear" draw:start-color="#dde8cb" draw:end-color="#ffd7d7" draw:start-intensity="100%" draw:end-intensity="100%" draw:angle="360" draw:border="0%"/>
    <draw:gradient draw:name="Gradient_20_409" draw:display-name="Gradient 409" draw:style="linear" draw:start-color="#dde8cb" draw:end-color="#ffd7d7" draw:start-intensity="100%" draw:end-intensity="100%" draw:angle="360" draw:border="0%"/>
    <draw:gradient draw:name="Gradient_20_410" draw:display-name="Gradient 410" draw:style="linear" draw:start-color="#dde8cb" draw:end-color="#ffd7d7" draw:start-intensity="100%" draw:end-intensity="100%" draw:angle="360" draw:border="0%"/>
    <draw:gradient draw:name="Gradient_20_411" draw:display-name="Gradient 411" draw:style="linear" draw:start-color="#dde8cb" draw:end-color="#ffd7d7" draw:start-intensity="100%" draw:end-intensity="100%" draw:angle="350" draw:border="0%"/>
    <draw:gradient draw:name="Gradient_20_414" draw:display-name="Gradient 414" draw:style="linear" draw:start-color="#dde8cb" draw:end-color="#ffd7d7" draw:start-intensity="100%" draw:end-intensity="100%" draw:angle="350" draw:border="0%"/>
    <draw:gradient draw:name="Gradient_20_415" draw:display-name="Gradient 415" draw:style="linear" draw:start-color="#dde8cb" draw:end-color="#ffd7d7" draw:start-intensity="100%" draw:end-intensity="100%" draw:angle="350" draw:border="0%"/>
    <draw:gradient draw:name="Gradient_20_416" draw:display-name="Gradient 416" draw:style="linear" draw:start-color="#dde8cb" draw:end-color="#ffd7d7" draw:start-intensity="100%" draw:end-intensity="100%" draw:angle="350" draw:border="0%"/>
    <draw:gradient draw:name="Gradient_20_417" draw:display-name="Gradient 417" draw:style="linear" draw:start-color="#dde8cb" draw:end-color="#ffd7d7" draw:start-intensity="100%" draw:end-intensity="100%" draw:angle="340" draw:border="0%"/>
    <draw:gradient draw:name="Gradient_20_42" draw:display-name="Gradient 42" draw:style="linear" draw:start-color="#dde8cb" draw:end-color="#ffd7d7" draw:start-intensity="100%" draw:end-intensity="100%" draw:angle="230" draw:border="0%"/>
    <draw:gradient draw:name="Gradient_20_420" draw:display-name="Gradient 420" draw:style="linear" draw:start-color="#dde8cb" draw:end-color="#ffd7d7" draw:start-intensity="100%" draw:end-intensity="100%" draw:angle="340" draw:border="0%"/>
    <draw:gradient draw:name="Gradient_20_421" draw:display-name="Gradient 421" draw:style="linear" draw:start-color="#dde8cb" draw:end-color="#ffd7d7" draw:start-intensity="100%" draw:end-intensity="100%" draw:angle="340" draw:border="0%"/>
    <draw:gradient draw:name="Gradient_20_422" draw:display-name="Gradient 422" draw:style="linear" draw:start-color="#dde8cb" draw:end-color="#ffd7d7" draw:start-intensity="100%" draw:end-intensity="100%" draw:angle="340" draw:border="0%"/>
    <draw:gradient draw:name="Gradient_20_423" draw:display-name="Gradient 423" draw:style="linear" draw:start-color="#dde8cb" draw:end-color="#ffd7d7" draw:start-intensity="100%" draw:end-intensity="100%" draw:angle="330" draw:border="0%"/>
    <draw:gradient draw:name="Gradient_20_426" draw:display-name="Gradient 426" draw:style="linear" draw:start-color="#dde8cb" draw:end-color="#ffd7d7" draw:start-intensity="100%" draw:end-intensity="100%" draw:angle="330" draw:border="0%"/>
    <draw:gradient draw:name="Gradient_20_427" draw:display-name="Gradient 427" draw:style="linear" draw:start-color="#dde8cb" draw:end-color="#ffd7d7" draw:start-intensity="100%" draw:end-intensity="100%" draw:angle="330" draw:border="0%"/>
    <draw:gradient draw:name="Gradient_20_428" draw:display-name="Gradient 428" draw:style="linear" draw:start-color="#dde8cb" draw:end-color="#ffd7d7" draw:start-intensity="100%" draw:end-intensity="100%" draw:angle="330" draw:border="0%"/>
    <draw:gradient draw:name="Gradient_20_429" draw:display-name="Gradient 429" draw:style="linear" draw:start-color="#dde8cb" draw:end-color="#ffd7d7" draw:start-intensity="100%" draw:end-intensity="100%" draw:angle="320" draw:border="0%"/>
    <draw:gradient draw:name="Gradient_20_43" draw:display-name="Gradient 43" draw:style="linear" draw:start-color="#dde8cb" draw:end-color="#ffd7d7" draw:start-intensity="100%" draw:end-intensity="100%" draw:angle="230" draw:border="0%"/>
    <draw:gradient draw:name="Gradient_20_432" draw:display-name="Gradient 432" draw:style="linear" draw:start-color="#dde8cb" draw:end-color="#ffd7d7" draw:start-intensity="100%" draw:end-intensity="100%" draw:angle="320" draw:border="0%"/>
    <draw:gradient draw:name="Gradient_20_433" draw:display-name="Gradient 433" draw:style="linear" draw:start-color="#dde8cb" draw:end-color="#ffd7d7" draw:start-intensity="100%" draw:end-intensity="100%" draw:angle="320" draw:border="0%"/>
    <draw:gradient draw:name="Gradient_20_434" draw:display-name="Gradient 434" draw:style="linear" draw:start-color="#dde8cb" draw:end-color="#ffd7d7" draw:start-intensity="100%" draw:end-intensity="100%" draw:angle="320" draw:border="0%"/>
    <draw:gradient draw:name="Gradient_20_435" draw:display-name="Gradient 435" draw:style="linear" draw:start-color="#dde8cb" draw:end-color="#ffd7d7" draw:start-intensity="100%" draw:end-intensity="100%" draw:angle="310" draw:border="0%"/>
    <draw:gradient draw:name="Gradient_20_438" draw:display-name="Gradient 438" draw:style="linear" draw:start-color="#dde8cb" draw:end-color="#ffd7d7" draw:start-intensity="100%" draw:end-intensity="100%" draw:angle="310" draw:border="0%"/>
    <draw:gradient draw:name="Gradient_20_439" draw:display-name="Gradient 439" draw:style="linear" draw:start-color="#dde8cb" draw:end-color="#ffd7d7" draw:start-intensity="100%" draw:end-intensity="100%" draw:angle="310" draw:border="0%"/>
    <draw:gradient draw:name="Gradient_20_44" draw:display-name="Gradient 44" draw:style="linear" draw:start-color="#dde8cb" draw:end-color="#ffd7d7" draw:start-intensity="100%" draw:end-intensity="100%" draw:angle="230" draw:border="0%"/>
    <draw:gradient draw:name="Gradient_20_440" draw:display-name="Gradient 440" draw:style="linear" draw:start-color="#dde8cb" draw:end-color="#ffd7d7" draw:start-intensity="100%" draw:end-intensity="100%" draw:angle="310" draw:border="0%"/>
    <draw:gradient draw:name="Gradient_20_441" draw:display-name="Gradient 441" draw:style="linear" draw:start-color="#dde8cb" draw:end-color="#ffd7d7" draw:start-intensity="100%" draw:end-intensity="100%" draw:angle="300" draw:border="0%"/>
    <draw:gradient draw:name="Gradient_20_444" draw:display-name="Gradient 444" draw:style="linear" draw:start-color="#dde8cb" draw:end-color="#ffd7d7" draw:start-intensity="100%" draw:end-intensity="100%" draw:angle="300" draw:border="0%"/>
    <draw:gradient draw:name="Gradient_20_445" draw:display-name="Gradient 445" draw:style="linear" draw:start-color="#dde8cb" draw:end-color="#ffd7d7" draw:start-intensity="100%" draw:end-intensity="100%" draw:angle="300" draw:border="0%"/>
    <draw:gradient draw:name="Gradient_20_446" draw:display-name="Gradient 446" draw:style="linear" draw:start-color="#dde8cb" draw:end-color="#ffd7d7" draw:start-intensity="100%" draw:end-intensity="100%" draw:angle="300" draw:border="0%"/>
    <draw:gradient draw:name="Gradient_20_447" draw:display-name="Gradient 447" draw:style="linear" draw:start-color="#ffd8ce" draw:end-color="#ffd7d7" draw:start-intensity="100%" draw:end-intensity="100%" draw:angle="300" draw:border="0%"/>
    <draw:gradient draw:name="Gradient_20_45" draw:display-name="Gradient 45" draw:style="linear" draw:start-color="#dde8cb" draw:end-color="#ffd7d7" draw:start-intensity="100%" draw:end-intensity="100%" draw:angle="220" draw:border="0%"/>
    <draw:gradient draw:name="Gradient_20_450" draw:display-name="Gradient 450" draw:style="linear" draw:start-color="#ffd8ce" draw:end-color="#ffd7d7" draw:start-intensity="100%" draw:end-intensity="100%" draw:angle="300" draw:border="0%"/>
    <draw:gradient draw:name="Gradient_20_451" draw:display-name="Gradient 451" draw:style="linear" draw:start-color="#ffd8ce" draw:end-color="#ffd7d7" draw:start-intensity="100%" draw:end-intensity="100%" draw:angle="300" draw:border="0%"/>
    <draw:gradient draw:name="Gradient_20_452" draw:display-name="Gradient 452" draw:style="linear" draw:start-color="#ffd8ce" draw:end-color="#ffd7d7" draw:start-intensity="100%" draw:end-intensity="100%" draw:angle="300" draw:border="0%"/>
    <draw:gradient draw:name="Gradient_20_453" draw:display-name="Gradient 453" draw:style="linear" draw:start-color="#ffd8ce" draw:end-color="#ffbf00" draw:start-intensity="100%" draw:end-intensity="100%" draw:angle="300" draw:border="0%"/>
    <draw:gradient draw:name="Gradient_20_456" draw:display-name="Gradient 456" draw:style="linear" draw:start-color="#ffd8ce" draw:end-color="#ffbf00" draw:start-intensity="100%" draw:end-intensity="100%" draw:angle="300" draw:border="0%"/>
    <draw:gradient draw:name="Gradient_20_457" draw:display-name="Gradient 457" draw:style="linear" draw:start-color="#ffd8ce" draw:end-color="#ffbf00" draw:start-intensity="100%" draw:end-intensity="100%" draw:angle="300" draw:border="0%"/>
    <draw:gradient draw:name="Gradient_20_458" draw:display-name="Gradient 458" draw:style="linear" draw:start-color="#ffd8ce" draw:end-color="#ffbf00" draw:start-intensity="100%" draw:end-intensity="100%" draw:angle="300" draw:border="0%"/>
    <draw:gradient draw:name="Gradient_20_461" draw:display-name="Gradient 461" draw:style="linear" draw:start-color="#ffd8ce" draw:end-color="#ffd7d7" draw:start-intensity="100%" draw:end-intensity="100%" draw:angle="300" draw:border="0%"/>
    <draw:gradient draw:name="Gradient_20_465" draw:display-name="Gradient 465" draw:style="linear" draw:start-color="#ffe0d8" draw:end-color="#ffcc33" draw:start-intensity="100%" draw:end-intensity="100%" draw:angle="300" draw:border="0%"/>
    <draw:gradient draw:name="Gradient_20_466" draw:display-name="Gradient 466" draw:style="linear" draw:start-color="#ccada5" draw:end-color="#cc9900" draw:start-intensity="100%" draw:end-intensity="100%" draw:angle="300" draw:border="0%"/>
    <draw:gradient draw:name="Gradient_20_48" draw:display-name="Gradient 48" draw:style="linear" draw:start-color="#dde8cb" draw:end-color="#ffd7d7" draw:start-intensity="100%" draw:end-intensity="100%" draw:angle="220" draw:border="0%"/>
    <draw:gradient draw:name="Gradient_20_49" draw:display-name="Gradient 49" draw:style="linear" draw:start-color="#dde8cb" draw:end-color="#ffd7d7" draw:start-intensity="100%" draw:end-intensity="100%" draw:angle="220" draw:border="0%"/>
    <draw:gradient draw:name="Gradient_20_50" draw:display-name="Gradient 50" draw:style="linear" draw:start-color="#dde8cb" draw:end-color="#ffd7d7" draw:start-intensity="100%" draw:end-intensity="100%" draw:angle="220" draw:border="0%"/>
    <draw:gradient draw:name="Gradient_20_51" draw:display-name="Gradient 51" draw:style="linear" draw:start-color="#dde8cb" draw:end-color="#ffd7d7" draw:start-intensity="100%" draw:end-intensity="100%" draw:angle="210" draw:border="0%"/>
    <draw:gradient draw:name="Gradient_20_54" draw:display-name="Gradient 54" draw:style="linear" draw:start-color="#dde8cb" draw:end-color="#ffd7d7" draw:start-intensity="100%" draw:end-intensity="100%" draw:angle="210" draw:border="0%"/>
    <draw:gradient draw:name="Gradient_20_55" draw:display-name="Gradient 55" draw:style="linear" draw:start-color="#dde8cb" draw:end-color="#ffd7d7" draw:start-intensity="100%" draw:end-intensity="100%" draw:angle="210" draw:border="0%"/>
    <draw:gradient draw:name="Gradient_20_56" draw:display-name="Gradient 56" draw:style="linear" draw:start-color="#dde8cb" draw:end-color="#ffd7d7" draw:start-intensity="100%" draw:end-intensity="100%" draw:angle="210" draw:border="0%"/>
    <draw:gradient draw:name="Gradient_20_57" draw:display-name="Gradient 57" draw:style="linear" draw:start-color="#dde8cb" draw:end-color="#ffd7d7" draw:start-intensity="100%" draw:end-intensity="100%" draw:angle="200" draw:border="0%"/>
    <draw:gradient draw:name="Gradient_20_6" draw:display-name="Gradient 6" draw:style="linear" draw:start-color="#dde8cb" draw:end-color="#ffd7d7" draw:start-intensity="100%" draw:end-intensity="100%" draw:angle="290" draw:border="0%"/>
    <draw:gradient draw:name="Gradient_20_60" draw:display-name="Gradient 60" draw:style="linear" draw:start-color="#dde8cb" draw:end-color="#ffd7d7" draw:start-intensity="100%" draw:end-intensity="100%" draw:angle="200" draw:border="0%"/>
    <draw:gradient draw:name="Gradient_20_61" draw:display-name="Gradient 61" draw:style="linear" draw:start-color="#dde8cb" draw:end-color="#ffd7d7" draw:start-intensity="100%" draw:end-intensity="100%" draw:angle="200" draw:border="0%"/>
    <draw:gradient draw:name="Gradient_20_62" draw:display-name="Gradient 62" draw:style="linear" draw:start-color="#dde8cb" draw:end-color="#ffd7d7" draw:start-intensity="100%" draw:end-intensity="100%" draw:angle="200" draw:border="0%"/>
    <draw:gradient draw:name="Gradient_20_63" draw:display-name="Gradient 63" draw:style="linear" draw:start-color="#dde8cb" draw:end-color="#ffd7d7" draw:start-intensity="100%" draw:end-intensity="100%" draw:angle="190" draw:border="0%"/>
    <draw:gradient draw:name="Gradient_20_66" draw:display-name="Gradient 66" draw:style="linear" draw:start-color="#dde8cb" draw:end-color="#ffd7d7" draw:start-intensity="100%" draw:end-intensity="100%" draw:angle="190" draw:border="0%"/>
    <draw:gradient draw:name="Gradient_20_67" draw:display-name="Gradient 67" draw:style="linear" draw:start-color="#dde8cb" draw:end-color="#ffd7d7" draw:start-intensity="100%" draw:end-intensity="100%" draw:angle="190" draw:border="0%"/>
    <draw:gradient draw:name="Gradient_20_68" draw:display-name="Gradient 68" draw:style="linear" draw:start-color="#dde8cb" draw:end-color="#ffd7d7" draw:start-intensity="100%" draw:end-intensity="100%" draw:angle="190" draw:border="0%"/>
    <draw:gradient draw:name="Gradient_20_69" draw:display-name="Gradient 69" draw:style="linear" draw:start-color="#dde8cb" draw:end-color="#ffd7d7" draw:start-intensity="100%" draw:end-intensity="100%" draw:angle="180" draw:border="0%"/>
    <draw:gradient draw:name="Gradient_20_7" draw:display-name="Gradient 7" draw:style="linear" draw:start-color="#dde8cb" draw:end-color="#ffd7d7" draw:start-intensity="100%" draw:end-intensity="100%" draw:angle="290" draw:border="0%"/>
    <draw:gradient draw:name="Gradient_20_72" draw:display-name="Gradient 72" draw:style="linear" draw:start-color="#dde8cb" draw:end-color="#ffd7d7" draw:start-intensity="100%" draw:end-intensity="100%" draw:angle="180" draw:border="0%"/>
    <draw:gradient draw:name="Gradient_20_73" draw:display-name="Gradient 73" draw:style="linear" draw:start-color="#dde8cb" draw:end-color="#ffd7d7" draw:start-intensity="100%" draw:end-intensity="100%" draw:angle="180" draw:border="0%"/>
    <draw:gradient draw:name="Gradient_20_74" draw:display-name="Gradient 74" draw:style="linear" draw:start-color="#dde8cb" draw:end-color="#ffd7d7" draw:start-intensity="100%" draw:end-intensity="100%" draw:angle="180" draw:border="0%"/>
    <draw:gradient draw:name="Gradient_20_75" draw:display-name="Gradient 75" draw:style="linear" draw:start-color="#dde8cb" draw:end-color="#ffd7d7" draw:start-intensity="100%" draw:end-intensity="100%" draw:angle="170" draw:border="0%"/>
    <draw:gradient draw:name="Gradient_20_78" draw:display-name="Gradient 78" draw:style="linear" draw:start-color="#dde8cb" draw:end-color="#ffd7d7" draw:start-intensity="100%" draw:end-intensity="100%" draw:angle="170" draw:border="0%"/>
    <draw:gradient draw:name="Gradient_20_79" draw:display-name="Gradient 79" draw:style="linear" draw:start-color="#dde8cb" draw:end-color="#ffd7d7" draw:start-intensity="100%" draw:end-intensity="100%" draw:angle="170" draw:border="0%"/>
    <draw:gradient draw:name="Gradient_20_8" draw:display-name="Gradient 8" draw:style="linear" draw:start-color="#dde8cb" draw:end-color="#ffd7d7" draw:start-intensity="100%" draw:end-intensity="100%" draw:angle="290" draw:border="0%"/>
    <draw:gradient draw:name="Gradient_20_80" draw:display-name="Gradient 80" draw:style="linear" draw:start-color="#dde8cb" draw:end-color="#ffd7d7" draw:start-intensity="100%" draw:end-intensity="100%" draw:angle="170" draw:border="0%"/>
    <draw:gradient draw:name="Gradient_20_81" draw:display-name="Gradient 81" draw:style="linear" draw:start-color="#dde8cb" draw:end-color="#ffd7d7" draw:start-intensity="100%" draw:end-intensity="100%" draw:angle="160" draw:border="0%"/>
    <draw:gradient draw:name="Gradient_20_84" draw:display-name="Gradient 84" draw:style="linear" draw:start-color="#dde8cb" draw:end-color="#ffd7d7" draw:start-intensity="100%" draw:end-intensity="100%" draw:angle="160" draw:border="0%"/>
    <draw:gradient draw:name="Gradient_20_85" draw:display-name="Gradient 85" draw:style="linear" draw:start-color="#dde8cb" draw:end-color="#ffd7d7" draw:start-intensity="100%" draw:end-intensity="100%" draw:angle="160" draw:border="0%"/>
    <draw:gradient draw:name="Gradient_20_86" draw:display-name="Gradient 86" draw:style="linear" draw:start-color="#dde8cb" draw:end-color="#ffd7d7" draw:start-intensity="100%" draw:end-intensity="100%" draw:angle="160" draw:border="0%"/>
    <draw:gradient draw:name="Gradient_20_87" draw:display-name="Gradient 87" draw:style="linear" draw:start-color="#dde8cb" draw:end-color="#ffd7d7" draw:start-intensity="100%" draw:end-intensity="100%" draw:angle="150" draw:border="0%"/>
    <draw:gradient draw:name="Gradient_20_9" draw:display-name="Gradient 9" draw:style="linear" draw:start-color="#dde8cb" draw:end-color="#ffd7d7" draw:start-intensity="100%" draw:end-intensity="100%" draw:angle="280" draw:border="0%"/>
    <draw:gradient draw:name="Gradient_20_90" draw:display-name="Gradient 90" draw:style="linear" draw:start-color="#dde8cb" draw:end-color="#ffd7d7" draw:start-intensity="100%" draw:end-intensity="100%" draw:angle="150" draw:border="0%"/>
    <draw:gradient draw:name="Gradient_20_91" draw:display-name="Gradient 91" draw:style="linear" draw:start-color="#dde8cb" draw:end-color="#ffd7d7" draw:start-intensity="100%" draw:end-intensity="100%" draw:angle="150" draw:border="0%"/>
    <draw:gradient draw:name="Gradient_20_92" draw:display-name="Gradient 92" draw:style="linear" draw:start-color="#dde8cb" draw:end-color="#ffd7d7" draw:start-intensity="100%" draw:end-intensity="100%" draw:angle="150" draw:border="0%"/>
    <draw:gradient draw:name="Gradient_20_93" draw:display-name="Gradient 93" draw:style="linear" draw:start-color="#dde8cb" draw:end-color="#ffd7d7" draw:start-intensity="100%" draw:end-intensity="100%" draw:angle="140" draw:border="0%"/>
    <draw:gradient draw:name="Gradient_20_96" draw:display-name="Gradient 96" draw:style="linear" draw:start-color="#dde8cb" draw:end-color="#ffd7d7" draw:start-intensity="100%" draw:end-intensity="100%" draw:angle="140" draw:border="0%"/>
    <draw:gradient draw:name="Gradient_20_97" draw:display-name="Gradient 97" draw:style="linear" draw:start-color="#dde8cb" draw:end-color="#ffd7d7" draw:start-intensity="100%" draw:end-intensity="100%" draw:angle="140" draw:border="0%"/>
    <draw:gradient draw:name="Gradient_20_98" draw:display-name="Gradient 98" draw:style="linear" draw:start-color="#dde8cb" draw:end-color="#ffd7d7" draw:start-intensity="100%" draw:end-intensity="100%" draw:angle="140" draw:border="0%"/>
    <draw:gradient draw:name="Gradient_20_99" draw:display-name="Gradient 99" draw:style="linear" draw:start-color="#dde8cb" draw:end-color="#ffd7d7" draw:start-intensity="100%" draw:end-intensity="100%" draw:angle="13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4:44:57.547334736</meta:creation-date>
    <dc:date>2019-11-13T15:13:36.806132138</dc:date>
    <meta:editing-duration>PT13M46S</meta:editing-duration>
    <meta:editing-cycles>2</meta:editing-cycles>
    <meta:generator>LibreOffice/6.1.5.2$MacOSX_X86_64 LibreOffice_project/90f8dcf33c87b3705e78202e3df5142b201bd805</meta:generator>
    <meta:document-statistic meta:object-count="26"/>
  </office:meta>
</office:document-meta>
</file>